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Definition.setTemporary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Definition.getCopl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get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removeFromAllowedRoles( String ro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pletDefinition.removeAttribut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letDefinition.remove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Definition.getAllowedRoles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pletDefinition.setAllowedRoles( String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Definition.set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Definition.CopletDefinition( String id , Coplet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letDefinition.addToAllowedRoles( String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pletDefinition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buildRolesString( List from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pletDefinition.getAllowed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CopletDefini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.setCopletType( final CopletType 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